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47mm"/>
    </style:style>
    <style:style style:name="co3" style:family="table-column">
      <style:table-column-properties fo:break-before="auto" style:column-width="24.32mm"/>
    </style:style>
    <style:style style:name="co4" style:family="table-column">
      <style:table-column-properties fo:break-before="auto" style:column-width="52.09mm"/>
    </style:style>
    <style:style style:name="co5" style:family="table-column">
      <style:table-column-properties fo:break-before="auto" style:column-width="35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132.4mm" svg:height="89.99mm" svg:x="12.31mm" svg:y="74.66mm">
            <loext:p draw:notify-on-update-of-ranges="Tabelle1.C8:Tabelle1.C12 Tabelle1.D7:Tabelle1.D7 Tabelle1.D8:Tabelle1.D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2.74mm" svg:height="89.99mm" svg:x="149.42mm" svg:y="74.5mm">
            <loext:p draw:notify-on-update-of-ranges="Tabelle1.C7:Tabelle1.C7 Tabelle1.C8:Tabelle1.C12 Tabelle1.E7:Tabelle1.E7 Tabelle1.E8:Tabelle1.E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7.72mm" svg:height="89.99mm" svg:x="300.25mm" svg:y="76.25mm">
            <loext:p draw:notify-on-update-of-ranges="Tabelle1.C7:Tabelle1.C7 Tabelle1.C8:Tabelle1.C12 Tabelle1.F7:Tabelle1.F7 Tabelle1.F8:Tabelle1.F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riteria</text:p>
          </table:table-cell>
          <table:table-cell office:value-type="string" calcext:value-type="string">
            <text:p>Test-manager</text:p>
          </table:table-cell>
          <table:table-cell office:value-type="string" calcext:value-type="string">
            <text:p>corridor enforcing infrastructure</text:p>
          </table:table-cell>
          <table:table-cell office:value-type="string" calcext:value-type="string">
            <text:p>Model-based tes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untime contro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sure quality before deplo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formance overhea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ing cos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aptabilit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.00.0000</text:date>, <text:time style:data-style-name="N2" text:time-value="14:33:22.11636866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21:22:52.433548366</meta:creation-date>
    <dc:date>2017-06-01T15:36:54.988200019</dc:date>
    <meta:editing-duration>PT49M14S</meta:editing-duration>
    <meta:editing-cycles>2</meta:editing-cycles>
    <meta:generator>LibreOffice/5.1.6.2$Linux_X86_64 LibreOffice_project/10m0$Build-2</meta:generator>
    <meta:document-statistic meta:table-count="1" meta:cell-count="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5" chart:interval-major="1" chart:interval-minor-divis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241cm" svg:height="9cm" xlink:href=".." xlink:type="simple" chart:class="chart:radar" chart:style-name="ch1">
        <chart:plot-area chart:style-name="ch2" table:cell-range-address="Tabelle1.C7:Tabelle1.D12" chart:data-source-has-labels="both" svg:x="0.519cm" svg:y="1.229cm" svg:width="12.578cm" svg:height="6.991cm">
          <chartooo:coordinate-region svg:x="5.069cm" svg:y="2.03cm" svg:width="6.045cm" svg:height="6.045cm"/>
          <chart:axis chart:dimension="x" chart:name="primary-x" chart:style-name="ch3" chartooo:axis-type="auto">
            <chartooo:date-scale/>
            <chart:categories table:cell-range-address="Tabelle1.C8:Tabelle1.C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D8:Tabelle1.D12" chart:label-cell-address="Tabelle1.D7:Tabelle1.D7" chart:class="chart:rad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-manager</text:p>
                <draw:g>
                  <svg:desc>Tabelle1.D7:Tabelle1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untime control</text:p>
                <draw:g>
                  <svg:desc>Tabelle1.C8:Tabelle1.C12</svg:desc>
                </draw:g>
              </table:table-cell>
              <table:table-cell office:value-type="float" office:value="4">
                <text:p>4</text:p>
                <draw:g>
                  <svg:desc>Tabelle1.D8:Tabelle1.D12</svg:desc>
                </draw:g>
              </table:table-cell>
            </table:table-row>
            <table:table-row>
              <table:table-cell office:value-type="string">
                <text:p>ensure quality before deplo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rformance overhea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esting cos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daptability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5" chart:interval-major="1" chart:interval-minor-divis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275cm" svg:height="9cm" xlink:href=".." xlink:type="simple" chart:class="chart:radar" chart:style-name="ch1">
        <chart:plot-area chart:style-name="ch2" table:cell-range-address="Tabelle1.C7:Tabelle1.C12 Tabelle1.E7:Tabelle1.E12" chart:data-source-has-labels="both" svg:x="0.55cm" svg:y="0.481cm" svg:width="13.452cm" svg:height="7.822cm">
          <chartooo:coordinate-region svg:x="5.132cm" svg:y="1.336cm" svg:width="6.855cm" svg:height="6.855cm"/>
          <chart:axis chart:dimension="x" chart:name="primary-x" chart:style-name="ch3" chartooo:axis-type="auto">
            <chartooo:date-scale/>
            <chart:categories table:cell-range-address="Tabelle1.C8:Tabelle1.C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E8:Tabelle1.E12" chart:label-cell-address="Tabelle1.E7:Tabelle1.E7" chart:class="chart:rad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idor enforcing infrastructure</text:p>
                <draw:g>
                  <svg:desc>Tabelle1.E7:Tabelle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untime control</text:p>
                <draw:g>
                  <svg:desc>Tabelle1.C8:Tabelle1.C12</svg:desc>
                </draw:g>
              </table:table-cell>
              <table:table-cell office:value-type="float" office:value="4">
                <text:p>4</text:p>
                <draw:g>
                  <svg:desc>Tabelle1.E8:Tabelle1.E12</svg:desc>
                </draw:g>
              </table:table-cell>
            </table:table-row>
            <table:table-row>
              <table:table-cell office:value-type="string">
                <text:p>ensure quality before deploy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erformance overhea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esting cos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daptability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interval-major="1" chart:interval-minor-divis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773cm" svg:height="9cm" xlink:href=".." xlink:type="simple" chart:class="chart:radar" chart:style-name="ch1">
        <chart:plot-area chart:style-name="ch2" table:cell-range-address="Tabelle1.C7:Tabelle1.C12 Tabelle1.F7:Tabelle1.F12" chart:data-source-has-labels="both" svg:x="0.315cm" svg:y="0.18cm" svg:width="15.143cm" svg:height="8.64cm">
          <chartooo:coordinate-region svg:x="5.43cm" svg:y="1.154cm" svg:width="7.479cm" svg:height="7.479cm"/>
          <chart:axis chart:dimension="x" chart:name="primary-x" chart:style-name="ch3" chartooo:axis-type="auto">
            <chartooo:date-scale/>
            <chart:categories table:cell-range-address="Tabelle1.C8:Tabelle1.C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F8:Tabelle1.F12" chart:label-cell-address="Tabelle1.F7:Tabelle1.F7" chart:class="chart:rad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el-based testing</text:p>
                <draw:g>
                  <svg:desc>Tabelle1.F7:Tabelle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untime control</text:p>
                <draw:g>
                  <svg:desc>Tabelle1.C8:Tabelle1.C12</svg:desc>
                </draw:g>
              </table:table-cell>
              <table:table-cell office:value-type="float" office:value="1">
                <text:p>1</text:p>
                <draw:g>
                  <svg:desc>Tabelle1.F8:Tabelle1.F12</svg:desc>
                </draw:g>
              </table:table-cell>
            </table:table-row>
            <table:table-row>
              <table:table-cell office:value-type="string">
                <text:p>ensure quality before deploy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erformance overhea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esting cost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daptability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